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b1163" officeooo:paragraph-rsid="000b1163"/>
    </style:style>
    <style:style style:name="P2" style:family="paragraph" style:parent-style-name="Standard">
      <style:text-properties officeooo:rsid="000b1163" officeooo:paragraph-rsid="000b1163"/>
    </style:style>
    <style:style style:name="P3" style:family="paragraph" style:parent-style-name="Standard">
      <style:text-properties officeooo:rsid="000cd1a6" officeooo:paragraph-rsid="000cd1a6"/>
    </style:style>
    <style:style style:name="P4" style:family="paragraph" style:parent-style-name="Standard">
      <style:text-properties fo:font-weight="bold" officeooo:rsid="000cd1a6" officeooo:paragraph-rsid="000cd1a6" style:font-weight-asian="bold" style:font-weight-complex="bold"/>
    </style:style>
    <style:style style:name="P5" style:family="paragraph" style:parent-style-name="Standard">
      <style:text-properties fo:font-weight="bold" officeooo:rsid="000b1163" officeooo:paragraph-rsid="000b1163" style:font-weight-asian="bold" style:font-weight-complex="bold"/>
    </style:style>
    <style:style style:name="P6" style:family="paragraph" style:parent-style-name="Standard">
      <style:text-properties fo:font-weight="bold" officeooo:rsid="000dffef" officeooo:paragraph-rsid="000dffef" style:font-weight-asian="bold" style:font-weight-complex="bold"/>
    </style:style>
    <style:style style:name="P7" style:family="paragraph" style:parent-style-name="Standard">
      <style:text-properties fo:font-weight="bold" officeooo:rsid="000ee9b8" officeooo:paragraph-rsid="000ee9b8" style:font-weight-asian="bold" style:font-weight-complex="bold"/>
    </style:style>
    <style:style style:name="P8" style:family="paragraph" style:parent-style-name="Standard">
      <style:text-properties fo:font-weight="bold" officeooo:rsid="000f228f" officeooo:paragraph-rsid="000f228f" style:font-weight-asian="bold" style:font-weight-complex="bold"/>
    </style:style>
    <style:style style:name="P9" style:family="paragraph" style:parent-style-name="Standard">
      <style:text-properties fo:font-weight="normal" officeooo:rsid="000dffef" officeooo:paragraph-rsid="000dffef" style:font-weight-asian="normal" style:font-weight-complex="normal"/>
    </style:style>
    <style:style style:name="P10" style:family="paragraph" style:parent-style-name="Standard">
      <style:text-properties fo:font-weight="normal" officeooo:rsid="000ee9b8" officeooo:paragraph-rsid="000ee9b8" style:font-weight-asian="normal" style:font-weight-complex="normal"/>
    </style:style>
    <style:style style:name="P11" style:family="paragraph" style:parent-style-name="Standard">
      <style:text-properties fo:font-weight="normal" officeooo:rsid="000f228f" officeooo:paragraph-rsid="000f228f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Colorado Springs: (none for low, high)</text:p>
      <text:p text:style-name="P1"/>
      <text:p text:style-name="P1">School_Grade='(7-10]' PCT_AmInd='(-inf-0.008786]' PCT_White='(0.696929-inf)' PCT_More_than_INCOME_60000='(0.706978-inf)' 20 ==&gt; EDU_Population35to44years_Bachelorsdegreeorhigher='(0.5895-inf)' 14 <text:s text:c="3"/>conf:(0.7) &lt; lift:(4.35)&gt; lev:(0.08) [10] conv:(2.4)</text:p>
      <text:p text:style-name="P1"/>
      <text:p text:style-name="P1">School_Grade='(4-7]' PCT_Single_Family='(0.391637-inf)' 23 ==&gt; PCT_Asian='(-inf-0.032095]' EDU_Population35to44years_Bachelorsdegreeorhigher='(-inf-0.2025]' 15 <text:s text:c="3"/>conf:(0.65) &lt; lift:(3.45)&gt; lev:(0.07) [10] conv:(2.07)</text:p>
      <text:p text:style-name="P1"/>
      <text:p text:style-name="P1"/>
      <text:p text:style-name="P4">Boulder</text:p>
      <text:p text:style-name="P3"/>
      <text:p text:style-name="P3">81. School_Grade='(11-inf)' PCT_White='(0.740023-inf)' PCT_PI='(-inf-0.001269]' PCT_Single_Family='(0.220033-inf)' 3 ==&gt; PCT_AmInd='(-inf-0.003219]' PCT_Asian='(0.041546-0.080592]' PCT_FREE_MEAL='(-inf-0.1564]' 3 <text:s text:c="3"/>conf:(1) &lt; lift:(7.33)&gt; lev:(0.12) [2] conv:(2.59)</text:p>
      <text:p text:style-name="P3"/>
      <text:p text:style-name="P3">5613. School_Grade='(11-inf)' PCT_Asian='(0.041546-0.080592]' EDU_Population35to44years_Bachelorsdegreeorhigher='(0.72475-0.7705]' 4 ==&gt; PCT_PI='(-inf-0.001269]' PCT_More_than_INCOME_60000='(-inf-0.721183]' 4 <text:s text:c="3"/>conf:(1) &lt; lift:(4.4)&gt; lev:(0.14) [3] conv:(3.09)</text:p>
      <text:p text:style-name="P3"/>
      <text:p text:style-name="P3">School_Grade='(11-inf)' PCT_hisp='(-inf-0.182206]' PCT_FREE_MEAL='(-inf-0.1564]' PCT_Single_Family='(0.220033-inf)' 4 ==&gt; PCT_White='(0.740023-inf)' PCT_PI='(-inf-0.001269]' PCT_More_than_INCOME_60000='(-inf-0.721183]' 3 <text:s text:c="3"/>conf:(0.75) &lt; lift:(4.13)&gt; lev:(0.1) [2] conv:(1.64)</text:p>
      <text:p text:style-name="P3"/>
      <text:p text:style-name="P3">School_Grade='(-inf-7]' 3 ==&gt; PCT_Asian='(-inf-0.041546]' EDU_Population35to44years_Bachelorsdegreeorhigher='(0.7705-0.81625]' 3 <text:s text:c="3"/>conf:(1) &lt; lift:(4.4)&gt; lev:(0.11) [2] conv:(2.32)</text:p>
      <text:p text:style-name="P3"/>
      <text:p text:style-name="P3">School_Grade='(7-9]' PCT_Single_Family='(-inf-0.148407]' 3 ==&gt; PCT_More_than_INCOME_60000='(0.745227-0.76927]' 3 <text:s text:c="3"/>conf:(1) &lt; lift:(4.4)&gt; lev:(0.11) [2] conv:(2.32)</text:p>
      <text:p text:style-name="P3"/>
      <text:p text:style-name="P6">Denver</text:p>
      <text:p text:style-name="P9"/>
      <text:p text:style-name="P9">School_Grade='(4-7]' PCT_hisp='(0.755564-inf)' 37 ==&gt; PCT_Black='(-inf-0.171528]' PCT_White='(-inf-0.208333]' PCT_PI='(-inf-0.005155]' PCT_FREE_MEAL='(0.747525-inf)' 37 <text:s text:c="3"/>conf:(1) &lt; lift:(2.79)&gt; lev:(0.14) [23] conv:(23.72)</text:p>
      <text:p text:style-name="P9"/>
      <text:p text:style-name="P9">School_Grade='(4-7]' PCT_Asian='(-inf-0.060048]' PCT_hisp='(0.755564-inf)' 36 ==&gt; PCT_Black='(-inf-0.171528]' PCT_White='(-inf-0.208333]' PCT_PI='(-inf-0.005155]' PCT_FREE_MEAL='(0.747525-inf)' 36 <text:s text:c="3"/>conf:(1) &lt; lift:(2.79)&gt; lev:(0.14) [23] conv:(23.08)</text:p>
      <text:p text:style-name="P9"/>
      <text:p text:style-name="P7">Grand Junction</text:p>
      <text:p text:style-name="P10"/>
      <text:p text:style-name="P10">3. School_Grade='(-inf-7.5]' PCT_AmInd='(-inf-0.001945]' 3 ==&gt; PCT_Asian='(-inf-0.031922]' 3 <text:s text:c="3"/><text:soft-page-break/>conf:(1) &lt; lift:(2)&gt; lev:(0.25) [1] conv:(1.5)</text:p>
      <text:p text:style-name="P10"/>
      <text:p text:style-name="P10">35. School_Grade='(-inf-7.5]' PCT_Single_Family='(-inf-0.222207]' 3 ==&gt; PCT_More_than_INCOME_60000='(0.555922-0.671981]' 3 <text:s text:c="3"/>conf:(1) &lt; lift:(2)&gt; lev:(0.25) [1] conv:(1.5)</text:p>
      <text:p text:style-name="P10"/>
      <text:p text:style-name="P10">27. School_Grade='(-inf-7.5]' PCT_hisp='(-inf-0.231861]' 3 ==&gt; PCT_More_than_INCOME_60000='(0.555922-0.671981]' 3 <text:s text:c="3"/>conf:(1) &lt; lift:(2)&gt; lev:(0.25) [1] conv:(1.5)</text:p>
      <text:p text:style-name="P10"/>
      <text:p text:style-name="P10"/>
      <text:p text:style-name="P8">Pueblo</text:p>
      <text:p text:style-name="P11"/>
      <text:p text:style-name="P11">22. School_Grade='(-inf-6.25]' PCT_AmInd='(0.004058-0.008117]' 2 ==&gt; PCT_Black='(0.197795-inf)' 2 <text:s text:c="3"/>conf:(1) &lt; lift:(3.5)&gt; lev:(0.2) [1] conv:(1.43)</text:p>
      <text:p text:style-name="P11"/>
      <text:p text:style-name="P11">26. School_Grade='(-inf-6.25]' PCT_More_than_INCOME_60000='(0.626721-inf)' 2 ==&gt; PCT_AmInd='(0.004058-0.008117]' 2 <text:s text:c="3"/>conf:(1) &lt; lift:(3.5)&gt; lev:(0.2) [1] conv:(1.43)</text:p>
      <text:p text:style-name="P11"/>
      <text:p text:style-name="P11">35. School_Grade='(-inf-6.25]' PCT_PI='(-inf-0.000432]' 2 ==&gt; PCT_More_than_INCOME_60000='(0.455075-0.626721]' 2 <text:s text:c="3"/>conf:(1) &lt; lift:(3.5)&gt; lev:(0.2) [1] conv:(1.43)</text:p>
      <text:p text:style-name="P11"/>
      <text:p text:style-name="P11"><text:s text:c="2"/>109. School_Grade='(8.75-inf)' 2 ==&gt; PCT_hisp='(-inf-0.316844]' PCT_PI='(-inf-0.000432]' 2 <text:s text:c="3"/>conf:(1) &lt; lift:(3.5)&gt; lev:(0.2) [1] conv:(1.43)</text:p>
      <text:p text:style-name="P11"/>
      <text:p text:style-name="P11"><text:s text:c="2"/>155. School_Grade='(8.75-inf)' EDU_Population35to44years_Bachelorsdegreeorhigher='(0.57725-inf)' 2 ==&gt; PCT_FREE_MEAL='(-inf-0.30845]' 2 <text:s text:c="3"/>conf:(1) &lt; lift:(3.5)&gt; lev:(0.2) [1] conv:(1.43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8T18:40:49.704509165</meta:creation-date>
    <meta:editing-duration>PT15M23S</meta:editing-duration>
    <meta:editing-cycles>6</meta:editing-cycles>
    <meta:generator>LibreOffice/4.2.7.2$Linux_X86_64 LibreOffice_project/420m0$Build-2</meta:generator>
    <dc:date>2015-04-18T18:58:58.945701711</dc:date>
    <meta:document-statistic meta:table-count="0" meta:image-count="0" meta:object-count="0" meta:page-count="2" meta:paragraph-count="22" meta:word-count="245" meta:character-count="3453" meta:non-whitespace-character-count="3175"/>
  </office:meta>
</office:document-meta>
</file>